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xml:id="id7" draw:id="id7" draw:layer="layout" svg:width="5.19cm" svg:height="3.46cm" svg:x="9.905cm" svg:y="7.73cm">
          <draw:glue-point draw:id="8" svg:x="-2.645cm" svg:y="5cm"/>
          <draw:glue-point draw:id="9" svg:x="-5cm" svg:y="3.052cm"/>
          <draw:glue-point draw:id="10" svg:x="-5cm" svg:y="-2.439cm"/>
          <draw:glue-point draw:id="11" svg:x="-2.385cm" svg:y="-5cm"/>
          <draw:glue-point draw:id="12" svg:x="2.778cm" svg:y="5cm"/>
          <draw:glue-point draw:id="13" svg:x="2.45cm" svg:y="-5cm"/>
          <text:p text:style-name="P1">ATmega328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1" draw:id="id11" draw:layer="layout" svg:width="3.155cm" svg:height="1.831cm" svg:x="3.901cm" svg:y="5.879cm">
          <text:p text:style-name="P2"><text:span text:style-name="T1">Ethernet</text:span></text:p>
          <text:p text:style-name="P2"><text:span text:style-name="T1">modu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3.155cm" svg:height="1.831cm" svg:x="3.901cm" svg:y="8.528cm">
          <text:p text:style-name="P2"><text:span text:style-name="T1">LED 1</text:span></text:p>
          <text:p text:style-name="P2"><text:span text:style-name="T1">GRE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9" draw:id="id9" draw:layer="layout" svg:width="3.155cm" svg:height="1.831cm" svg:x="3.901cm" svg:y="11.335cm">
          <text:p text:style-name="P2"><text:span text:style-name="T1">LED 2</text:span></text:p>
          <text:p text:style-name="P2"><text:span text:style-name="T1">RED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xml:id="id1" draw:id="id1" draw:layer="layout" svg:width="3.155cm" svg:height="1.831cm" svg:x="17.053cm" svg:y="8.525cm">
          <draw:glue-point draw:id="8" svg:x="2.557cm" svg:y="-4.997cm"/>
          <draw:glue-point draw:id="9" svg:x="2.773cm" svg:y="5.002cm"/>
          <draw:glue-point draw:id="10" svg:x="-2.602cm" svg:y="-4.997cm"/>
          <text:p text:style-name="P2"><text:span text:style-name="T1">RELAY</text:span></text:p>
          <text:p text:style-name="P2"><text:span text:style-name="T1">x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6" draw:id="id6" draw:layer="layout" svg:width="3.155cm" svg:height="1.831cm" svg:x="3.903cm" svg:y="3.265cm">
          <text:p text:style-name="P2"><text:span text:style-name="T1">POWER</text:span></text:p>
          <text:p text:style-name="P2"><text:span text:style-name="T1">5 D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0" draw:id="id10" draw:layer="layout" svg:width="3.155cm" svg:height="1.831cm" svg:x="3.901cm" svg:y="14.035cm">
          <text:p text:style-name="P2"><text:span text:style-name="T1">GPIO</text:span></text:p>
          <text:p text:style-name="P2"><text:span text:style-name="T1">BUTTONS</text:span></text:p>
          <text:p text:style-name="P2"><text:span text:style-name="T1">x4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xml:id="id2" draw:id="id2" draw:layer="layout" svg:width="3.155cm" svg:height="1.831cm" svg:x="21.728cm" svg:y="4.123cm">
          <text:p text:style-name="P2"><text:span text:style-name="T1">OUT 1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xml:id="id4" draw:id="id4" draw:layer="layout" svg:width="3.155cm" svg:height="1.831cm" svg:x="21.762cm" svg:y="6.499cm">
          <text:p text:style-name="P2"><text:span text:style-name="T1">OUT 2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xml:id="id5" draw:id="id5" draw:layer="layout" svg:width="3.155cm" svg:height="1.831cm" svg:x="21.73cm" svg:y="10.377cm">
          <text:p text:style-name="P2"><text:span text:style-name="T1">OUT 3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xml:id="id3" draw:id="id3" draw:layer="layout" svg:width="3.155cm" svg:height="1.831cm" svg:x="21.733cm" svg:y="12.696cm">
          <text:p text:style-name="P2"><text:span text:style-name="T1">OUT 4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1" draw:layer="layout" svg:x1="18.631cm" svg:y1="8.525cm" svg:x2="21.728cm" svg:y2="5.039cm" draw:start-shape="id1" draw:start-glue-point="4" draw:end-shape="id2" draw:end-glue-point="5" svg:d="M18631 8525v-3486h3097" svg:viewBox="0 0 3098 3487">
          <text:p/>
        </draw:connector>
        <draw:connector draw:style-name="gr2" draw:text-style-name="P1" draw:layer="layout" svg:x1="18.631cm" svg:y1="10.356cm" svg:x2="21.733cm" svg:y2="13.612cm" draw:start-shape="id1" draw:start-glue-point="6" draw:end-shape="id3" draw:end-glue-point="5" svg:d="M18631 10356v3256h3102" svg:viewBox="0 0 3103 3257">
          <text:p/>
        </draw:connector>
        <draw:connector draw:style-name="gr2" draw:text-style-name="P1" draw:layer="layout" svg:x1="19.436cm" svg:y1="8.526cm" svg:x2="21.762cm" svg:y2="7.414cm" draw:start-shape="id1" draw:start-glue-point="8" draw:end-shape="id4" svg:d="M19436 8526v-1112h2326" svg:viewBox="0 0 2327 1113">
          <text:p/>
        </draw:connector>
        <draw:connector draw:style-name="gr2" draw:text-style-name="P1" draw:layer="layout" svg:x1="19.504cm" svg:y1="10.355cm" svg:x2="21.73cm" svg:y2="11.292cm" draw:start-shape="id1" draw:start-glue-point="9" draw:end-shape="id5" svg:d="M19504 10355v937h2226" svg:viewBox="0 0 2227 938">
          <text:p/>
        </draw:connector>
        <draw:connector draw:style-name="gr2" draw:text-style-name="P1" draw:layer="layout" svg:x1="7.058cm" svg:y1="4.181cm" svg:x2="13.771cm" svg:y2="7.73cm" draw:start-shape="id6" draw:start-glue-point="7" draw:end-shape="id7" draw:end-glue-point="13" svg:d="M7058 4181h6713v3549" svg:viewBox="0 0 6714 3550">
          <text:p/>
        </draw:connector>
        <draw:connector draw:style-name="gr2" draw:text-style-name="P1" draw:layer="layout" svg:x1="9.905cm" svg:y1="9.46cm" svg:x2="7.056cm" svg:y2="9.444cm" draw:start-shape="id7" draw:start-glue-point="5" draw:end-shape="id8" draw:end-glue-point="7" svg:d="M9905 9460h-1424v-16h-1425" svg:viewBox="0 0 2850 17">
          <text:p/>
        </draw:connector>
        <draw:connector draw:style-name="gr2" draw:text-style-name="P1" draw:layer="layout" svg:x1="12.5cm" svg:y1="11.19cm" svg:x2="7.056cm" svg:y2="12.251cm" draw:start-shape="id7" draw:start-glue-point="6" draw:end-shape="id9" draw:end-glue-point="7" svg:d="M12500 11190v1061h-5444" svg:viewBox="0 0 5445 1062">
          <text:p/>
        </draw:connector>
        <draw:connector draw:style-name="gr2" draw:text-style-name="P1" draw:layer="layout" svg:x1="7.056cm" svg:y1="14.951cm" svg:x2="13.941cm" svg:y2="11.19cm" draw:start-shape="id10" draw:start-glue-point="7" draw:end-shape="id7" draw:end-glue-point="12" svg:d="M7056 14951h6885v-3761" svg:viewBox="0 0 6886 3762">
          <text:p/>
        </draw:connector>
        <draw:connector draw:style-name="gr3" draw:text-style-name="P1" draw:layer="layout" svg:x1="7.056cm" svg:y1="6.795cm" svg:x2="12.5cm" svg:y2="7.73cm" draw:start-shape="id11" draw:start-glue-point="7" draw:end-shape="id7" draw:end-glue-point="4" svg:d="M7056 6795h5444v935" svg:viewBox="0 0 5445 936">
          <text:p/>
        </draw:connector>
        <draw:connector draw:style-name="gr2" draw:text-style-name="P1" draw:layer="layout" svg:x1="15.095cm" svg:y1="9.46cm" svg:x2="17.053cm" svg:y2="9.44cm" draw:start-shape="id7" draw:start-glue-point="7" draw:end-shape="id1" svg:d="M15095 9460h979v-20h979" svg:viewBox="0 0 1959 21">
          <text:p/>
        </draw:connector>
        <draw:connector draw:style-name="gr2" draw:text-style-name="P1" draw:layer="layout" draw:type="line" svg:x1="17.809cm" svg:y1="3.121cm" svg:x2="17.81cm" svg:y2="8.526cm" draw:end-shape="id1" draw:end-glue-point="10" svg:d="M17809 3121l1 5405" svg:viewBox="0 0 2 5406">
          <text:p/>
        </draw:connector>
        <draw:frame draw:style-name="gr4" draw:layer="layout" svg:width="3.528cm" svg:height="0.962cm" svg:x="16.079cm" svg:y="1.9cm">
          <draw:text-box>
            <text:p text:style-name="P1">220VAC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1T22:51:12.900596741</meta:creation-date>
    <dc:date>2016-01-01T23:25:25.956415311</dc:date>
    <meta:editing-duration>PT19M56S</meta:editing-duration>
    <meta:editing-cycles>8</meta:editing-cycles>
    <meta:generator>LibreOffice/4.2.8.2$Linux_X86_64 LibreOffice_project/420m0$Build-2</meta:generator>
    <meta:document-statistic meta:object-count="46"/>
  </office:meta>
</office:document-meta>
</file>